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mm" svg:height="4.74mm" svg:x="22.57mm" svg:y="22.5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22.57mm" svg:y="81.2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.21mm" svg:height="4.74mm" svg:x="338.13mm" svg:y="18.05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.19mm" svg:height="4.74mm" svg:x="337.88mm" svg:y="18.05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mm" svg:height="4.74mm" svg:x="22.57mm" svg:y="81.27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mm" svg:height="4.74mm" svg:x="22.57mm" svg:y="135.46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mm" svg:height="4.74mm" svg:x="22.57mm" svg:y="135.46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mm" svg:height="4.74mm" svg:x="22.57mm" svg:y="194.16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mm" svg:height="4.74mm" svg:x="22.57mm" svg:y="194.16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2" draw:text-style-name="P1" svg:width="160.86mm" svg:height="90.05mm" svg:x="310.8mm" svg:y="61.72mm">
            <draw:object draw:notify-on-update-of-ranges="Sheet1.F18:Sheet1.F18 Sheet1.F19:Sheet1.F26 Sheet1.G18:Sheet1.G18 Sheet1.N5:Sheet1.N12 Sheet1.G19:Sheet1.G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string" calcext:value-type="string">
            <text:p>Sequenti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PENMP(12)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Sequential</text:p>
          </table:table-cell>
          <table:table-cell table:style-name="ce1" office:value-type="string" calcext:value-type="string">
            <text:p>GOP/s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" table:formula="of:=2^25" office:value-type="float" office:value="33554432" calcext:value-type="float">
            <text:p>33554432</text:p>
          </table:table-cell>
          <table:table-cell table:style-name="ce1" table:formula="of:=[.K5]*LOG( LOG([.K5];2);2)" office:value-type="float" office:value="155821956.737575" calcext:value-type="float">
            <text:p>155821956,737575</text:p>
          </table:table-cell>
          <table:table-cell table:style-name="ce1" office:value-type="float" office:value="0.113785" calcext:value-type="float">
            <text:p>0,113785</text:p>
          </table:table-cell>
          <table:table-cell table:style-name="ce1" table:formula="of:=[.L5]/[.M5]/1000000000" office:value-type="float" office:value="1.36944198916883" calcext:value-type="float">
            <text:p>1,36944198916883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6]*LOG( LOG([.A6];2);2)" office:value-type="float" office:value="155821956.737575" calcext:value-type="float">
            <text:p>155821956,737575</text:p>
          </table:table-cell>
          <table:table-cell office:value-type="float" office:value="0.113785" calcext:value-type="float">
            <text:p>0,113785</text:p>
          </table:table-cell>
          <table:table-cell office:value-type="float" office:value="0.118082" calcext:value-type="float">
            <text:p>0,118082</text:p>
          </table:table-cell>
          <table:table-cell table:formula="of:=[.C6]/[.D6]" office:value-type="float" office:value="0.963610033705391" calcext:value-type="float">
            <text:p>0,963610033705391</text:p>
          </table:table-cell>
          <table:table-cell table:formula="of:=[.B6]/[.D6]/1000000000" office:value-type="float" office:value="1.31960804134055" calcext:value-type="float">
            <text:p>1,3196080413405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" table:formula="of:=2^26" office:value-type="float" office:value="67108864" calcext:value-type="float">
            <text:p>67108864</text:p>
          </table:table-cell>
          <table:table-cell table:style-name="ce1" table:formula="of:=[.K6]*LOG( LOG([.K6];2);2)" office:value-type="float" office:value="315441169.784929" calcext:value-type="float">
            <text:p>315441169,784929</text:p>
          </table:table-cell>
          <table:table-cell table:style-name="ce1" office:value-type="float" office:value="0.332275" calcext:value-type="float">
            <text:p>0,332275</text:p>
          </table:table-cell>
          <table:table-cell table:style-name="ce1" table:formula="of:=[.L6]/[.M6]/1000000000" office:value-type="float" office:value="0.949337656413901" calcext:value-type="float">
            <text:p>0,949337656413901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7]*LOG( LOG([.A7];2);2)" office:value-type="float" office:value="315441169.784929" calcext:value-type="float">
            <text:p>315441169,784929</text:p>
          </table:table-cell>
          <table:table-cell office:value-type="float" office:value="0.332275" calcext:value-type="float">
            <text:p>0,332275</text:p>
          </table:table-cell>
          <table:table-cell office:value-type="float" office:value="0.273841" calcext:value-type="float">
            <text:p>0,273841</text:p>
          </table:table-cell>
          <table:table-cell table:formula="of:=[.C7]/[.D7]" office:value-type="float" office:value="1.21338660025343" calcext:value-type="float">
            <text:p>1,21338660025343</text:p>
          </table:table-cell>
          <table:table-cell table:formula="of:=[.B7]/[.D7]/1000000000" office:value-type="float" office:value="1.15191359140862" calcext:value-type="float">
            <text:p>1,1519135914086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1" table:formula="of:=2^27" office:value-type="float" office:value="134217728" calcext:value-type="float">
            <text:p>134217728</text:p>
          </table:table-cell>
          <table:table-cell table:style-name="ce1" table:formula="of:=[.K7]*LOG( LOG([.K7];2);2)" office:value-type="float" office:value="638190197.435976" calcext:value-type="float">
            <text:p>638190197,435976</text:p>
          </table:table-cell>
          <table:table-cell table:style-name="ce1" office:value-type="float" office:value="0.772502" calcext:value-type="float">
            <text:p>0,772502</text:p>
          </table:table-cell>
          <table:table-cell table:style-name="ce1" table:formula="of:=[.L7]/[.M7]/1000000000" office:value-type="float" office:value="0.826134039052295" calcext:value-type="float">
            <text:p>0,826134039052295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8]*LOG( LOG([.A8];2);2)" office:value-type="float" office:value="638190197.435976" calcext:value-type="float">
            <text:p>638190197,435976</text:p>
          </table:table-cell>
          <table:table-cell office:value-type="float" office:value="0.772502" calcext:value-type="float">
            <text:p>0,772502</text:p>
          </table:table-cell>
          <table:table-cell office:value-type="float" office:value="0.636328" calcext:value-type="float">
            <text:p>0,636328</text:p>
          </table:table-cell>
          <table:table-cell table:formula="of:=[.C8]/[.D8]" office:value-type="float" office:value="1.21399969826882" calcext:value-type="float">
            <text:p>1,21399969826882</text:p>
          </table:table-cell>
          <table:table-cell table:formula="of:=[.B8]/[.D8]/1000000000" office:value-type="float" office:value="1.00292647413909" calcext:value-type="float">
            <text:p>1,0029264741390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1" table:formula="of:=2^28" office:value-type="float" office:value="268435456" calcext:value-type="float">
            <text:p>268435456</text:p>
          </table:table-cell>
          <table:table-cell table:style-name="ce1" table:formula="of:=[.K8]*LOG( LOG([.K8];2);2)" office:value-type="float" office:value="1290464510.65638" calcext:value-type="float">
            <text:p>1290464510,65638</text:p>
          </table:table-cell>
          <table:table-cell table:style-name="ce1" office:value-type="float" office:value="1.57583" calcext:value-type="float">
            <text:p>1,57583</text:p>
          </table:table-cell>
          <table:table-cell table:style-name="ce1" table:formula="of:=[.L8]/[.M8]/1000000000" office:value-type="float" office:value="0.818910993353585" calcext:value-type="float">
            <text:p>0,818910993353585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9]*LOG( LOG([.A9];2);2)" office:value-type="float" office:value="1290464510.65638" calcext:value-type="float">
            <text:p>1290464510,65638</text:p>
          </table:table-cell>
          <table:table-cell office:value-type="float" office:value="1.57583" calcext:value-type="float">
            <text:p>1,57583</text:p>
          </table:table-cell>
          <table:table-cell office:value-type="float" office:value="1.40019" calcext:value-type="float">
            <text:p>1,40019</text:p>
          </table:table-cell>
          <table:table-cell table:formula="of:=[.C9]/[.D9]" office:value-type="float" office:value="1.12544011884101" calcext:value-type="float">
            <text:p>1,12544011884101</text:p>
          </table:table-cell>
          <table:table-cell table:formula="of:=[.B9]/[.D9]/1000000000" office:value-type="float" office:value="0.92163528568007" calcext:value-type="float">
            <text:p>0,9216352856800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1" table:formula="of:=2^29" office:value-type="float" office:value="536870912" calcext:value-type="float">
            <text:p>536870912</text:p>
          </table:table-cell>
          <table:table-cell table:style-name="ce1" table:formula="of:=[.K9]*LOG( LOG([.K9];2);2)" office:value-type="float" office:value="2608108687.33281" calcext:value-type="float">
            <text:p>2608108687,33281</text:p>
          </table:table-cell>
          <table:table-cell table:style-name="ce1" office:value-type="float" office:value="3.16791" calcext:value-type="float">
            <text:p>3,16791</text:p>
          </table:table-cell>
          <table:table-cell table:style-name="ce1" table:formula="of:=[.L9]/[.M9]/1000000000" office:value-type="float" office:value="0.823290020023552" calcext:value-type="float">
            <text:p>0,823290020023552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10]*LOG( LOG([.A10];2);2)" office:value-type="float" office:value="2608108687.33281" calcext:value-type="float">
            <text:p>2608108687,33281</text:p>
          </table:table-cell>
          <table:table-cell office:value-type="float" office:value="3.16791" calcext:value-type="float">
            <text:p>3,16791</text:p>
          </table:table-cell>
          <table:table-cell office:value-type="float" office:value="2.9879" calcext:value-type="float">
            <text:p>2,9879</text:p>
          </table:table-cell>
          <table:table-cell table:formula="of:=[.C10]/[.D10]" office:value-type="float" office:value="1.06024632685164" calcext:value-type="float">
            <text:p>1,06024632685164</text:p>
          </table:table-cell>
          <table:table-cell table:formula="of:=[.B10]/[.D10]/1000000000" office:value-type="float" office:value="0.872890219663579" calcext:value-type="float">
            <text:p>0,872890219663579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ce1" table:formula="of:=2^30" office:value-type="float" office:value="1073741824" calcext:value-type="float">
            <text:p>1073741824</text:p>
          </table:table-cell>
          <table:table-cell table:style-name="ce1" table:formula="of:=[.K10]*LOG( LOG([.K10];2);2)" office:value-type="float" office:value="5268733658.29714" calcext:value-type="float">
            <text:p>5268733658,29714</text:p>
          </table:table-cell>
          <table:table-cell table:style-name="ce1" office:value-type="float" office:value="6.49263" calcext:value-type="float">
            <text:p>6,49263</text:p>
          </table:table-cell>
          <table:table-cell table:style-name="ce1" table:formula="of:=[.L10]/[.M10]/1000000000" office:value-type="float" office:value="0.811494518907922" calcext:value-type="float">
            <text:p>0,811494518907922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11]*LOG( LOG([.A11];2);2)" office:value-type="float" office:value="5268733658.29714" calcext:value-type="float">
            <text:p>5268733658,29714</text:p>
          </table:table-cell>
          <table:table-cell office:value-type="float" office:value="6.49263" calcext:value-type="float">
            <text:p>6,49263</text:p>
          </table:table-cell>
          <table:table-cell office:value-type="float" office:value="6.47569" calcext:value-type="float">
            <text:p>6,47569</text:p>
          </table:table-cell>
          <table:table-cell table:formula="of:=[.C11]/[.D11]" office:value-type="float" office:value="1.00261593745223" calcext:value-type="float">
            <text:p>1,00261593745223</text:p>
          </table:table-cell>
          <table:table-cell table:formula="of:=[.B11]/[.D11]/1000000000" office:value-type="float" office:value="0.813617337812208" calcext:value-type="float">
            <text:p>0,81361733781220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" table:formula="of:=2^31" office:value-type="float" office:value="2147483648" calcext:value-type="float">
            <text:p>2147483648</text:p>
          </table:table-cell>
          <table:table-cell table:style-name="ce1" table:formula="of:=[.K11]*LOG( LOG([.K11];2);2)" office:value-type="float" office:value="10639055565.5377" calcext:value-type="float">
            <text:p>10639055565,5377</text:p>
          </table:table-cell>
          <table:table-cell table:style-name="ce1" office:value-type="float" office:value="13.3099" calcext:value-type="float">
            <text:p>13,3099</text:p>
          </table:table-cell>
          <table:table-cell table:style-name="ce1" table:formula="of:=[.L11]/[.M11]/1000000000" office:value-type="float" office:value="0.799333996914905" calcext:value-type="float">
            <text:p>0,799333996914905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12]*LOG( LOG([.A12];2);2)" office:value-type="float" office:value="10639055565.5377" calcext:value-type="float">
            <text:p>10639055565,5377</text:p>
          </table:table-cell>
          <table:table-cell office:value-type="float" office:value="13.3099" calcext:value-type="float">
            <text:p>13,3099</text:p>
          </table:table-cell>
          <table:table-cell office:value-type="float" office:value="13.3212" calcext:value-type="float">
            <text:p>13,3212</text:p>
          </table:table-cell>
          <table:table-cell table:formula="of:=[.C12]/[.D12]" office:value-type="float" office:value="0.999151728072546" calcext:value-type="float">
            <text:p>0,999151728072546</text:p>
          </table:table-cell>
          <table:table-cell table:formula="of:=[.B12]/[.D12]/1000000000" office:value-type="float" office:value="0.798655944324667" calcext:value-type="float">
            <text:p>0,79865594432466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1" table:formula="of:=2^32" office:value-type="float" office:value="4294967296" calcext:value-type="float">
            <text:p>4294967296</text:p>
          </table:table-cell>
          <table:table-cell table:style-name="ce1" table:formula="of:=[.K12]*LOG( LOG([.K12];2);2)" office:value-type="float" office:value="21474836480" calcext:value-type="float">
            <text:p>21474836480</text:p>
          </table:table-cell>
          <table:table-cell table:style-name="ce1" office:value-type="float" office:value="28.4284" calcext:value-type="float">
            <text:p>28,4284</text:p>
          </table:table-cell>
          <table:table-cell table:style-name="ce1" table:formula="of:=[.L12]/[.M12]/1000000000" office:value-type="float" office:value="0.755400813271236" calcext:value-type="float">
            <text:p>0,75540081327123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13]*LOG( LOG([.A13];2);2)" office:value-type="float" office:value="21474836480" calcext:value-type="float">
            <text:p>21474836480</text:p>
          </table:table-cell>
          <table:table-cell office:value-type="float" office:value="28.4284" calcext:value-type="float">
            <text:p>28,4284</text:p>
          </table:table-cell>
          <table:table-cell office:value-type="float" office:value="28.5917" calcext:value-type="float">
            <text:p>28,5917</text:p>
          </table:table-cell>
          <table:table-cell table:formula="of:=[.C13]/[.D13]" office:value-type="float" office:value="0.994288552272163" calcext:value-type="float">
            <text:p>0,994288552272163</text:p>
          </table:table-cell>
          <table:table-cell table:formula="of:=[.B13]/[.D13]/1000000000" office:value-type="float" office:value="0.751086381012671" calcext:value-type="float">
            <text:p>0,75108638101267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OPENMP(2)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19]*LOG( LOG([.A19];2);2)" office:value-type="float" office:value="155821956.737575" calcext:value-type="float">
            <text:p>155821956,737575</text:p>
          </table:table-cell>
          <table:table-cell office:value-type="float" office:value="0.113785" calcext:value-type="float">
            <text:p>0,113785</text:p>
          </table:table-cell>
          <table:table-cell office:value-type="float" office:value="0.0963361" calcext:value-type="float">
            <text:p>0,0963361</text:p>
          </table:table-cell>
          <table:table-cell table:formula="of:=[.C19]/[.D19]" office:value-type="float" office:value="1.18112524796001" calcext:value-type="float">
            <text:p>1,18112524796001</text:p>
          </table:table-cell>
          <table:table-cell table:formula="of:=[.B19]/[.D19]/1000000000" office:value-type="float" office:value="1.61748250902388" calcext:value-type="float">
            <text:p>1,61748250902388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20]*LOG( LOG([.A20];2);2)" office:value-type="float" office:value="315441169.784929" calcext:value-type="float">
            <text:p>315441169,784929</text:p>
          </table:table-cell>
          <table:table-cell office:value-type="float" office:value="0.332275" calcext:value-type="float">
            <text:p>0,332275</text:p>
          </table:table-cell>
          <table:table-cell office:value-type="float" office:value="0.29026" calcext:value-type="float">
            <text:p>0,29026</text:p>
          </table:table-cell>
          <table:table-cell table:formula="of:=[.C20]/[.D20]" office:value-type="float" office:value="1.14474953489975" calcext:value-type="float">
            <text:p>1,14474953489975</text:p>
          </table:table-cell>
          <table:table-cell table:formula="of:=[.B20]/[.D20]/1000000000" office:value-type="float" office:value="1.08675384064263" calcext:value-type="float">
            <text:p>1,08675384064263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21]*LOG( LOG([.A21];2);2)" office:value-type="float" office:value="638190197.435976" calcext:value-type="float">
            <text:p>638190197,435976</text:p>
          </table:table-cell>
          <table:table-cell office:value-type="float" office:value="0.772502" calcext:value-type="float">
            <text:p>0,772502</text:p>
          </table:table-cell>
          <table:table-cell office:value-type="float" office:value="0.696883" calcext:value-type="float">
            <text:p>0,696883</text:p>
          </table:table-cell>
          <table:table-cell table:formula="of:=[.C21]/[.D21]" office:value-type="float" office:value="1.10851032382767" calcext:value-type="float">
            <text:p>1,10851032382767</text:p>
          </table:table-cell>
          <table:table-cell table:formula="of:=[.B21]/[.D21]/1000000000" office:value-type="float" office:value="0.915778111154923" calcext:value-type="float">
            <text:p>0,915778111154923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22]*LOG( LOG([.A22];2);2)" office:value-type="float" office:value="1290464510.65638" calcext:value-type="float">
            <text:p>1290464510,65638</text:p>
          </table:table-cell>
          <table:table-cell office:value-type="float" office:value="1.57583" calcext:value-type="float">
            <text:p>1,57583</text:p>
          </table:table-cell>
          <table:table-cell office:value-type="float" office:value="1.39245" calcext:value-type="float">
            <text:p>1,39245</text:p>
          </table:table-cell>
          <table:table-cell table:formula="of:=[.C22]/[.D22]" office:value-type="float" office:value="1.1316959316313" calcext:value-type="float">
            <text:p>1,1316959316313</text:p>
          </table:table-cell>
          <table:table-cell table:formula="of:=[.B22]/[.D22]/1000000000" office:value-type="float" office:value="0.926758239546395" calcext:value-type="float">
            <text:p>0,92675823954639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23]*LOG( LOG([.A23];2);2)" office:value-type="float" office:value="2608108687.33281" calcext:value-type="float">
            <text:p>2608108687,33281</text:p>
          </table:table-cell>
          <table:table-cell office:value-type="float" office:value="3.16791" calcext:value-type="float">
            <text:p>3,16791</text:p>
          </table:table-cell>
          <table:table-cell office:value-type="float" office:value="3.0094" calcext:value-type="float">
            <text:p>3,0094</text:p>
          </table:table-cell>
          <table:table-cell table:formula="of:=[.C23]/[.D23]" office:value-type="float" office:value="1.05267162889613" calcext:value-type="float">
            <text:p>1,05267162889613</text:p>
          </table:table-cell>
          <table:table-cell table:formula="of:=[.B23]/[.D23]/1000000000" office:value-type="float" office:value="0.866654046432115" calcext:value-type="float">
            <text:p>0,86665404643211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24]*LOG( LOG([.A24];2);2)" office:value-type="float" office:value="5268733658.29714" calcext:value-type="float">
            <text:p>5268733658,29714</text:p>
          </table:table-cell>
          <table:table-cell office:value-type="float" office:value="6.49263" calcext:value-type="float">
            <text:p>6,49263</text:p>
          </table:table-cell>
          <table:table-cell office:value-type="float" office:value="6.27986" calcext:value-type="float">
            <text:p>6,27986</text:p>
          </table:table-cell>
          <table:table-cell table:formula="of:=[.C24]/[.D24]" office:value-type="float" office:value="1.03388132856465" calcext:value-type="float">
            <text:p>1,03388132856465</text:p>
          </table:table-cell>
          <table:table-cell table:formula="of:=[.B24]/[.D24]/1000000000" office:value-type="float" office:value="0.838989031331453" calcext:value-type="float">
            <text:p>0,838989031331453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25]*LOG( LOG([.A25];2);2)" office:value-type="float" office:value="10639055565.5377" calcext:value-type="float">
            <text:p>10639055565,5377</text:p>
          </table:table-cell>
          <table:table-cell office:value-type="float" office:value="13.3099" calcext:value-type="float">
            <text:p>13,3099</text:p>
          </table:table-cell>
          <table:table-cell office:value-type="float" office:value="12.8287" calcext:value-type="float">
            <text:p>12,8287</text:p>
          </table:table-cell>
          <table:table-cell table:formula="of:=[.C25]/[.D25]" office:value-type="float" office:value="1.03750964633985" calcext:value-type="float">
            <text:p>1,03750964633985</text:p>
          </table:table-cell>
          <table:table-cell table:formula="of:=[.B25]/[.D25]/1000000000" office:value-type="float" office:value="0.829316732446604" calcext:value-type="float">
            <text:p>0,829316732446604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26]*LOG( LOG([.A26];2);2)" office:value-type="float" office:value="21474836480" calcext:value-type="float">
            <text:p>21474836480</text:p>
          </table:table-cell>
          <table:table-cell office:value-type="float" office:value="28.4284" calcext:value-type="float">
            <text:p>28,4284</text:p>
          </table:table-cell>
          <table:table-cell office:value-type="float" office:value="26.664" calcext:value-type="float">
            <text:p>26,664</text:p>
          </table:table-cell>
          <table:table-cell table:formula="of:=[.C26]/[.D26]" office:value-type="float" office:value="1.06617161716172" calcext:value-type="float">
            <text:p>1,06617161716172</text:p>
          </table:table-cell>
          <table:table-cell table:formula="of:=[.B26]/[.D26]/1000000000" office:value-type="float" office:value="0.805386906690669" calcext:value-type="float">
            <text:p>0,805386906690669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OPENMP(4)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31]*LOG( LOG([.A31];2);2)" office:value-type="float" office:value="155821956.737575" calcext:value-type="float">
            <text:p>155821956,737575</text:p>
          </table:table-cell>
          <table:table-cell office:value-type="float" office:value="0.113785" calcext:value-type="float">
            <text:p>0,113785</text:p>
          </table:table-cell>
          <table:table-cell office:value-type="float" office:value="0.0877158" calcext:value-type="float">
            <text:p>0,0877158</text:p>
          </table:table-cell>
          <table:table-cell table:formula="of:=[.C31]/[.D31]" office:value-type="float" office:value="1.29720073236521" calcext:value-type="float">
            <text:p>1,29720073236521</text:p>
          </table:table-cell>
          <table:table-cell table:formula="of:=[.B31]/[.D31]/1000000000" office:value-type="float" office:value="1.77644115128147" calcext:value-type="float">
            <text:p>1,7764411512814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32]*LOG( LOG([.A32];2);2)" office:value-type="float" office:value="315441169.784929" calcext:value-type="float">
            <text:p>315441169,784929</text:p>
          </table:table-cell>
          <table:table-cell office:value-type="float" office:value="0.332275" calcext:value-type="float">
            <text:p>0,332275</text:p>
          </table:table-cell>
          <table:table-cell office:value-type="float" office:value="0.253254" calcext:value-type="float">
            <text:p>0,253254</text:p>
          </table:table-cell>
          <table:table-cell table:formula="of:=[.C32]/[.D32]" office:value-type="float" office:value="1.31202271237572" calcext:value-type="float">
            <text:p>1,31202271237572</text:p>
          </table:table-cell>
          <table:table-cell table:formula="of:=[.B32]/[.D32]/1000000000" office:value-type="float" office:value="1.24555256692857" calcext:value-type="float">
            <text:p>1,24555256692857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33]*LOG( LOG([.A33];2);2)" office:value-type="float" office:value="638190197.435976" calcext:value-type="float">
            <text:p>638190197,435976</text:p>
          </table:table-cell>
          <table:table-cell office:value-type="float" office:value="0.772502" calcext:value-type="float">
            <text:p>0,772502</text:p>
          </table:table-cell>
          <table:table-cell office:value-type="float" office:value="0.631094" calcext:value-type="float">
            <text:p>0,631094</text:p>
          </table:table-cell>
          <table:table-cell table:formula="of:=[.C33]/[.D33]" office:value-type="float" office:value="1.22406804691536" calcext:value-type="float">
            <text:p>1,22406804691536</text:p>
          </table:table-cell>
          <table:table-cell table:formula="of:=[.B33]/[.D33]/1000000000" office:value-type="float" office:value="1.01124427967304" calcext:value-type="float">
            <text:p>1,01124427967304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34]*LOG( LOG([.A34];2);2)" office:value-type="float" office:value="1290464510.65638" calcext:value-type="float">
            <text:p>1290464510,65638</text:p>
          </table:table-cell>
          <table:table-cell office:value-type="float" office:value="1.57583" calcext:value-type="float">
            <text:p>1,57583</text:p>
          </table:table-cell>
          <table:table-cell office:value-type="float" office:value="1.33876" calcext:value-type="float">
            <text:p>1,33876</text:p>
          </table:table-cell>
          <table:table-cell table:formula="of:=[.C34]/[.D34]" office:value-type="float" office:value="1.17708177716693" calcext:value-type="float">
            <text:p>1,17708177716693</text:p>
          </table:table-cell>
          <table:table-cell table:formula="of:=[.B34]/[.D34]/1000000000" office:value-type="float" office:value="0.963925207398173" calcext:value-type="float">
            <text:p>0,963925207398173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35]*LOG( LOG([.A35];2);2)" office:value-type="float" office:value="2608108687.33281" calcext:value-type="float">
            <text:p>2608108687,33281</text:p>
          </table:table-cell>
          <table:table-cell office:value-type="float" office:value="3.16791" calcext:value-type="float">
            <text:p>3,16791</text:p>
          </table:table-cell>
          <table:table-cell office:value-type="float" office:value="2.84399" calcext:value-type="float">
            <text:p>2,84399</text:p>
          </table:table-cell>
          <table:table-cell table:formula="of:=[.C35]/[.D35]" office:value-type="float" office:value="1.11389632171702" calcext:value-type="float">
            <text:p>1,11389632171702</text:p>
          </table:table-cell>
          <table:table-cell table:formula="of:=[.B35]/[.D35]/1000000000" office:value-type="float" office:value="0.917059725010569" calcext:value-type="float">
            <text:p>0,91705972501056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36]*LOG( LOG([.A36];2);2)" office:value-type="float" office:value="5268733658.29714" calcext:value-type="float">
            <text:p>5268733658,29714</text:p>
          </table:table-cell>
          <table:table-cell office:value-type="float" office:value="6.49263" calcext:value-type="float">
            <text:p>6,49263</text:p>
          </table:table-cell>
          <table:table-cell office:value-type="float" office:value="5.93377" calcext:value-type="float">
            <text:p>5,93377</text:p>
          </table:table-cell>
          <table:table-cell table:formula="of:=[.C36]/[.D36]" office:value-type="float" office:value="1.09418295619817" calcext:value-type="float">
            <text:p>1,09418295619817</text:p>
          </table:table-cell>
          <table:table-cell table:formula="of:=[.B36]/[.D36]/1000000000" office:value-type="float" office:value="0.887923471637279" calcext:value-type="float">
            <text:p>0,887923471637279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37]*LOG( LOG([.A37];2);2)" office:value-type="float" office:value="10639055565.5377" calcext:value-type="float">
            <text:p>10639055565,5377</text:p>
          </table:table-cell>
          <table:table-cell office:value-type="float" office:value="13.3099" calcext:value-type="float">
            <text:p>13,3099</text:p>
          </table:table-cell>
          <table:table-cell office:value-type="float" office:value="12.2448" calcext:value-type="float">
            <text:p>12,2448</text:p>
          </table:table-cell>
          <table:table-cell table:formula="of:=[.C37]/[.D37]" office:value-type="float" office:value="1.08698386253757" calcext:value-type="float">
            <text:p>1,08698386253757</text:p>
          </table:table-cell>
          <table:table-cell table:formula="of:=[.B37]/[.D37]/1000000000" office:value-type="float" office:value="0.868863155424159" calcext:value-type="float">
            <text:p>0,868863155424159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38]*LOG( LOG([.A38];2);2)" office:value-type="float" office:value="21474836480" calcext:value-type="float">
            <text:p>21474836480</text:p>
          </table:table-cell>
          <table:table-cell office:value-type="float" office:value="28.4284" calcext:value-type="float">
            <text:p>28,4284</text:p>
          </table:table-cell>
          <table:table-cell office:value-type="float" office:value="26.6517" calcext:value-type="float">
            <text:p>26,6517</text:p>
          </table:table-cell>
          <table:table-cell table:formula="of:=[.C38]/[.D38]" office:value-type="float" office:value="1.06666366498197" calcext:value-type="float">
            <text:p>1,06666366498197</text:p>
          </table:table-cell>
          <table:table-cell table:formula="of:=[.B38]/[.D38]/1000000000" office:value-type="float" office:value="0.805758600014258" calcext:value-type="float">
            <text:p>0,805758600014258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OPENMP(8)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44]*LOG( LOG([.A44];2);2)" office:value-type="float" office:value="155821956.737575" calcext:value-type="float">
            <text:p>155821956,737575</text:p>
          </table:table-cell>
          <table:table-cell office:value-type="float" office:value="0.113785" calcext:value-type="float">
            <text:p>0,113785</text:p>
          </table:table-cell>
          <table:table-cell office:value-type="float" office:value="0.099485" calcext:value-type="float">
            <text:p>0,099485</text:p>
          </table:table-cell>
          <table:table-cell table:formula="of:=[.C44]/[.D44]" office:value-type="float" office:value="1.14374026235111" calcext:value-type="float">
            <text:p>1,14374026235111</text:p>
          </table:table-cell>
          <table:table-cell table:formula="of:=[.B44]/[.D44]/1000000000" office:value-type="float" office:value="1.56628593996658" calcext:value-type="float">
            <text:p>1,56628593996658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45]*LOG( LOG([.A45];2);2)" office:value-type="float" office:value="315441169.784929" calcext:value-type="float">
            <text:p>315441169,784929</text:p>
          </table:table-cell>
          <table:table-cell office:value-type="float" office:value="0.332275" calcext:value-type="float">
            <text:p>0,332275</text:p>
          </table:table-cell>
          <table:table-cell office:value-type="float" office:value="0.288689" calcext:value-type="float">
            <text:p>0,288689</text:p>
          </table:table-cell>
          <table:table-cell table:formula="of:=[.C45]/[.D45]" office:value-type="float" office:value="1.1509790812951" calcext:value-type="float">
            <text:p>1,1509790812951</text:p>
          </table:table-cell>
          <table:table-cell table:formula="of:=[.B45]/[.D45]/1000000000" office:value-type="float" office:value="1.09266778361811" calcext:value-type="float">
            <text:p>1,0926677836181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46]*LOG( LOG([.A46];2);2)" office:value-type="float" office:value="638190197.435976" calcext:value-type="float">
            <text:p>638190197,435976</text:p>
          </table:table-cell>
          <table:table-cell office:value-type="float" office:value="0.772502" calcext:value-type="float">
            <text:p>0,772502</text:p>
          </table:table-cell>
          <table:table-cell office:value-type="float" office:value="0.67547" calcext:value-type="float">
            <text:p>0,67547</text:p>
          </table:table-cell>
          <table:table-cell table:formula="of:=[.C46]/[.D46]" office:value-type="float" office:value="1.143651087391" calcext:value-type="float">
            <text:p>1,143651087391</text:p>
          </table:table-cell>
          <table:table-cell table:formula="of:=[.B46]/[.D46]/1000000000" office:value-type="float" office:value="0.944809092092877" calcext:value-type="float">
            <text:p>0,944809092092877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47]*LOG( LOG([.A47];2);2)" office:value-type="float" office:value="1290464510.65638" calcext:value-type="float">
            <text:p>1290464510,65638</text:p>
          </table:table-cell>
          <table:table-cell office:value-type="float" office:value="1.57583" calcext:value-type="float">
            <text:p>1,57583</text:p>
          </table:table-cell>
          <table:table-cell office:value-type="float" office:value="1.43385" calcext:value-type="float">
            <text:p>1,43385</text:p>
          </table:table-cell>
          <table:table-cell table:formula="of:=[.C47]/[.D47]" office:value-type="float" office:value="1.09902012065418" calcext:value-type="float">
            <text:p>1,09902012065418</text:p>
          </table:table-cell>
          <table:table-cell table:formula="of:=[.B47]/[.D47]/1000000000" office:value-type="float" office:value="0.899999658720492" calcext:value-type="float">
            <text:p>0,89999965872049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48]*LOG( LOG([.A48];2);2)" office:value-type="float" office:value="2608108687.33281" calcext:value-type="float">
            <text:p>2608108687,33281</text:p>
          </table:table-cell>
          <table:table-cell office:value-type="float" office:value="3.16791" calcext:value-type="float">
            <text:p>3,16791</text:p>
          </table:table-cell>
          <table:table-cell office:value-type="float" office:value="2.98648" calcext:value-type="float">
            <text:p>2,98648</text:p>
          </table:table-cell>
          <table:table-cell table:formula="of:=[.C48]/[.D48]" office:value-type="float" office:value="1.06075044868876" calcext:value-type="float">
            <text:p>1,06075044868876</text:p>
          </table:table-cell>
          <table:table-cell table:formula="of:=[.B48]/[.D48]/1000000000" office:value-type="float" office:value="0.873305258140958" calcext:value-type="float">
            <text:p>0,87330525814095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49]*LOG( LOG([.A49];2);2)" office:value-type="float" office:value="5268733658.29714" calcext:value-type="float">
            <text:p>5268733658,29714</text:p>
          </table:table-cell>
          <table:table-cell office:value-type="float" office:value="6.49263" calcext:value-type="float">
            <text:p>6,49263</text:p>
          </table:table-cell>
          <table:table-cell office:value-type="float" office:value="6.43313" calcext:value-type="float">
            <text:p>6,43313</text:p>
          </table:table-cell>
          <table:table-cell table:formula="of:=[.C49]/[.D49]" office:value-type="float" office:value="1.00924899698902" calcext:value-type="float">
            <text:p>1,00924899698902</text:p>
          </table:table-cell>
          <table:table-cell table:formula="of:=[.B49]/[.D49]/1000000000" office:value-type="float" office:value="0.81900002926991" calcext:value-type="float">
            <text:p>0,81900002926991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50]*LOG( LOG([.A50];2);2)" office:value-type="float" office:value="10639055565.5377" calcext:value-type="float">
            <text:p>10639055565,5377</text:p>
          </table:table-cell>
          <table:table-cell office:value-type="float" office:value="13.3099" calcext:value-type="float">
            <text:p>13,3099</text:p>
          </table:table-cell>
          <table:table-cell office:value-type="float" office:value="13.1917" calcext:value-type="float">
            <text:p>13,1917</text:p>
          </table:table-cell>
          <table:table-cell table:formula="of:=[.C50]/[.D50]" office:value-type="float" office:value="1.00896017950681" calcext:value-type="float">
            <text:p>1,00896017950681</text:p>
          </table:table-cell>
          <table:table-cell table:formula="of:=[.B50]/[.D50]/1000000000" office:value-type="float" office:value="0.806496173013163" calcext:value-type="float">
            <text:p>0,806496173013163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51]*LOG( LOG([.A51];2);2)" office:value-type="float" office:value="21474836480" calcext:value-type="float">
            <text:p>21474836480</text:p>
          </table:table-cell>
          <table:table-cell office:value-type="float" office:value="28.4284" calcext:value-type="float">
            <text:p>28,4284</text:p>
          </table:table-cell>
          <table:table-cell office:value-type="float" office:value="27.3114" calcext:value-type="float">
            <text:p>27,3114</text:p>
          </table:table-cell>
          <table:table-cell table:formula="of:=[.C51]/[.D51]" office:value-type="float" office:value="1.04089867234928" calcext:value-type="float">
            <text:p>1,04089867234928</text:p>
          </table:table-cell>
          <table:table-cell table:formula="of:=[.B51]/[.D51]/1000000000" office:value-type="float" office:value="0.786295703625592" calcext:value-type="float">
            <text:p>0,786295703625592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-00-0000</text:date>, <text:time style:data-style-name="N2" text:time-value="06:16:02.086579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4:46:01.164505853</meta:creation-date>
    <dc:date>2020-05-20T06:36:16.336456812</dc:date>
    <meta:editing-duration>PT32M45S</meta:editing-duration>
    <meta:editing-cycles>6</meta:editing-cycles>
    <meta:generator>LibreOffice/6.0.7.3$Linux_X86_64 LibreOffice_project/00m0$Build-3</meta:generator>
    <meta:document-statistic meta:table-count="1" meta:cell-count="302" meta:object-count="10"/>
  </office:meta>
</office:document-meta>
</file>

<file path=Object 1/content.xml><?xml version="1.0" encoding="utf-8"?>
<math xmlns="http://www.w3.org/1998/Math/MathML" display="block"/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87cm" svg:height="9.006cm" xlink:href=".." xlink:type="simple" chart:class="chart:scatter" chart:style-name="ch1">
        <chart:plot-area chart:style-name="ch2" table:cell-range-address="Sheet1.F18:Sheet1.G26 Sheet1.N5:Sheet1.N12" chart:data-source-has-labels="both" svg:x="1.332cm" svg:y="0.18cm" svg:width="14.434cm" svg:height="7.665cm">
          <chartooo:coordinate-region svg:x="2.059cm" svg:y="0.379cm" svg:width="13.52cm" svg:height="6.819cm"/>
          <chart:axis chart:dimension="x" chart:name="primary-x" chart:style-name="ch3" chartooo:axis-type="auto">
            <chart:title svg:x="8.399cm" svg:y="8.025cm" chart:style-name="ch4">
              <text:p>n</text:p>
            </chart:title>
            <chart:categories table:cell-range-address="Sheet1.F19:Sheet1.F26"/>
          </chart:axis>
          <chart:axis chart:dimension="x" chart:name="secondary-x" chart:style-name="ch5"/>
          <chart:axis chart:dimension="y" chart:name="primary-y" chart:style-name="ch6">
            <chart:title svg:x="0.451cm" svg:y="4.532cm" chart:style-name="ch7">
              <text:p>GOP/s</text:p>
            </chart:title>
            <chart:grid chart:style-name="ch8" chart:class="major"/>
          </chart:axis>
          <chart:series chart:style-name="ch9" chart:values-cell-range-address="Sheet1.N5:Sheet1.N12" chart:label-cell-address="Sheet1.G18:Sheet1.G18" chart:class="chart:scatter">
            <chart:domain table:cell-range-address="Sheet1.G19:Sheet1.G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</text:p>
                <draw:g>
                  <svg:desc>Sheet1.G18:Sheet1.G18</svg:desc>
                </draw:g>
              </table:table-cell>
            </table:table-row>
          </table:table-header-rows>
          <table:table-rows>
            <table:table-row>
              <table:table-cell office:value-type="float" office:value="1.61748250902388">
                <text:p>1.61748250902388</text:p>
                <draw:g>
                  <svg:desc>Sheet1.F19:Sheet1.F26</svg:desc>
                </draw:g>
              </table:table-cell>
              <table:table-cell office:value-type="float" office:value="25">
                <text:p>25</text:p>
                <draw:g>
                  <svg:desc>Sheet1.G19:Sheet1.G26</svg:desc>
                </draw:g>
              </table:table-cell>
              <table:table-cell office:value-type="float" office:value="1.36944198916883">
                <text:p>1.36944198916883</text:p>
                <draw:g>
                  <svg:desc>Sheet1.N5:Sheet1.N12</svg:desc>
                </draw:g>
              </table:table-cell>
            </table:table-row>
            <table:table-row>
              <table:table-cell office:value-type="float" office:value="1.08675384064263">
                <text:p>1.08675384064263</text:p>
              </table:table-cell>
              <table:table-cell office:value-type="float" office:value="26">
                <text:p>26</text:p>
              </table:table-cell>
              <table:table-cell office:value-type="float" office:value="0.949337656413901">
                <text:p>0.949337656413901</text:p>
              </table:table-cell>
            </table:table-row>
            <table:table-row>
              <table:table-cell office:value-type="float" office:value="0.915778111154923">
                <text:p>0.915778111154923</text:p>
              </table:table-cell>
              <table:table-cell office:value-type="float" office:value="27">
                <text:p>27</text:p>
              </table:table-cell>
              <table:table-cell office:value-type="float" office:value="0.826134039052295">
                <text:p>0.826134039052295</text:p>
              </table:table-cell>
            </table:table-row>
            <table:table-row>
              <table:table-cell office:value-type="float" office:value="0.926758239546395">
                <text:p>0.926758239546395</text:p>
              </table:table-cell>
              <table:table-cell office:value-type="float" office:value="28">
                <text:p>28</text:p>
              </table:table-cell>
              <table:table-cell office:value-type="float" office:value="0.818910993353585">
                <text:p>0.818910993353585</text:p>
              </table:table-cell>
            </table:table-row>
            <table:table-row>
              <table:table-cell office:value-type="float" office:value="0.866654046432115">
                <text:p>0.866654046432115</text:p>
              </table:table-cell>
              <table:table-cell office:value-type="float" office:value="29">
                <text:p>29</text:p>
              </table:table-cell>
              <table:table-cell office:value-type="float" office:value="0.823290020023552">
                <text:p>0.823290020023552</text:p>
              </table:table-cell>
            </table:table-row>
            <table:table-row>
              <table:table-cell office:value-type="float" office:value="0.838989031331453">
                <text:p>0.838989031331453</text:p>
              </table:table-cell>
              <table:table-cell office:value-type="float" office:value="30">
                <text:p>30</text:p>
              </table:table-cell>
              <table:table-cell office:value-type="float" office:value="0.811494518907922">
                <text:p>0.811494518907922</text:p>
              </table:table-cell>
            </table:table-row>
            <table:table-row>
              <table:table-cell office:value-type="float" office:value="0.829316732446604">
                <text:p>0.829316732446604</text:p>
              </table:table-cell>
              <table:table-cell office:value-type="float" office:value="31">
                <text:p>31</text:p>
              </table:table-cell>
              <table:table-cell office:value-type="float" office:value="0.799333996914905">
                <text:p>0.799333996914905</text:p>
              </table:table-cell>
            </table:table-row>
            <table:table-row>
              <table:table-cell office:value-type="float" office:value="0.805386906690669">
                <text:p>0.805386906690669</text:p>
              </table:table-cell>
              <table:table-cell office:value-type="float" office:value="32">
                <text:p>32</text:p>
              </table:table-cell>
              <table:table-cell office:value-type="float" office:value="0.755400813271236">
                <text:p>0.7554008132712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